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Pi.GPIO as GPIO <text:s text:c="19"/>#Import GPIO library</text:p>
      <text:p text:style-name="Standard">import time</text:p>
      <text:p text:style-name="Standard"/>
      <text:p text:style-name="Standard">#Import time library</text:p>
      <text:p text:style-name="Standard">GPIO.setwarnings(False)</text:p>
      <text:p text:style-name="Standard">GPIO.setmode(GPIO.BCM) <text:s text:c="19"/># programming the GPIO by BCM pin numbers</text:p>
      <text:p text:style-name="Standard"/>
      <text:p text:style-name="Standard">TRIG = 17</text:p>
      <text:p text:style-name="Standard">ECHO = 27</text:p>
      <text:p text:style-name="Standard">TRIG1 = 18</text:p>
      <text:p text:style-name="Standard">ECHO1 = 28</text:p>
      <text:p text:style-name="Standard">led = 22</text:p>
      <text:p text:style-name="Standard"/>
      <text:p text:style-name="Standard">m11=16</text:p>
      <text:p text:style-name="Standard">m12=12</text:p>
      <text:p text:style-name="Standard">m21=21</text:p>
      <text:p text:style-name="Standard">m22=20</text:p>
      <text:p text:style-name="Standard"/>
      <text:p text:style-name="Standard">GPIO.setup(TRIG,GPIO.OUT) <text:s text:c="17"/># initialize GPIO Pin as outputs</text:p>
      <text:p text:style-name="Standard">GPIO.setup(ECHO,GPIO.IN) <text:s text:c="18"/># initialize GPIO Pin as input</text:p>
      <text:p text:style-name="Standard">GPIO.setup(TRIG1,GPIO.OUT) <text:s text:c="17"/># initialize GPIO Pin as outputs</text:p>
      <text:p text:style-name="Standard">GPIO.setup(ECHO1,GPIO.IN) <text:s text:c="18"/># initialize GPIO Pin as input</text:p>
      <text:p text:style-name="Standard"/>
      <text:p text:style-name="Standard">GPIO.setup(led,GPIO.OUT) <text:s text:c="17"/></text:p>
      <text:p text:style-name="Standard"/>
      <text:p text:style-name="Standard">GPIO.setup(m11,GPIO.OUT)</text:p>
      <text:p text:style-name="Standard">GPIO.setup(m12,GPIO.OUT)</text:p>
      <text:p text:style-name="Standard">GPIO.setup(m21,GPIO.OUT)</text:p>
      <text:p text:style-name="Standard">GPIO.setup(m22,GPIO.OUT)</text:p>
      <text:p text:style-name="Standard"/>
      <text:p text:style-name="Standard">GPIO.output(led, 1)</text:p>
      <text:p text:style-name="Standard"/>
      <text:p text:style-name="Standard">time.sleep(5)</text:p>
      <text:p text:style-name="Standard"/>
      <text:p text:style-name="Standard">def stop():</text:p>
      <text:p text:style-name="Standard"><text:s text:c="4"/>print "stop"</text:p>
      <text:p text:style-name="Standard"><text:s text:c="4"/>GPIO.output(m11, 0)</text:p>
      <text:p text:style-name="Standard"><text:s text:c="4"/>GPIO.output(m12, 0)</text:p>
      <text:p text:style-name="Standard"><text:s text:c="4"/>GPIO.output(m21, 0)</text:p>
      <text:p text:style-name="Standard"><text:s text:c="4"/>GPIO.output(m22, 0)</text:p>
      <text:p text:style-name="Standard"/>
      <text:p text:style-name="Standard">def forward():</text:p>
      <text:p text:style-name="Standard"><text:s text:c="4"/>GPIO.output(m11, 1)</text:p>
      <text:p text:style-name="Standard"><text:s text:c="4"/>GPIO.output(m12, 0)</text:p>
      <text:p text:style-name="Standard"><text:s text:c="4"/>GPIO.output(m21, 1)</text:p>
      <text:p text:style-name="Standard"><text:s text:c="4"/>GPIO.output(m22, 0)</text:p>
      <text:p text:style-name="Standard"><text:s text:c="4"/>print "Forward"</text:p>
      <text:p text:style-name="Standard"/>
      <text:p text:style-name="Standard">def back():</text:p>
      <text:p text:style-name="Standard"><text:s text:c="4"/>GPIO.output(m11, 0)</text:p>
      <text:p text:style-name="Standard"><text:s text:c="4"/>GPIO.output(m12, 1)</text:p>
      <text:p text:style-name="Standard"><text:s text:c="4"/>GPIO.output(m21, 0)</text:p>
      <text:p text:style-name="Standard"><text:soft-page-break/><text:s text:c="4"/>GPIO.output(m22, 1)</text:p>
      <text:p text:style-name="Standard"><text:s text:c="4"/>print "back"</text:p>
      <text:p text:style-name="Standard"/>
      <text:p text:style-name="Standard">def left():</text:p>
      <text:p text:style-name="Standard"><text:s text:c="4"/>GPIO.output(m11, 0)</text:p>
      <text:p text:style-name="Standard"><text:s text:c="4"/>GPIO.output(m12, 0)</text:p>
      <text:p text:style-name="Standard"><text:s text:c="4"/>GPIO.output(m21, 1)</text:p>
      <text:p text:style-name="Standard"><text:s text:c="4"/>GPIO.output(m22, 0)</text:p>
      <text:p text:style-name="Standard"><text:s text:c="4"/>print "left"</text:p>
      <text:p text:style-name="Standard"/>
      <text:p text:style-name="Standard">def right():</text:p>
      <text:p text:style-name="Standard"><text:s text:c="4"/>GPIO.output(m11, 1)</text:p>
      <text:p text:style-name="Standard"><text:s text:c="4"/>GPIO.output(m12, 0)</text:p>
      <text:p text:style-name="Standard"><text:s text:c="4"/>GPIO.output(m21, 0)</text:p>
      <text:p text:style-name="Standard"><text:s text:c="4"/>GPIO.output(m22, 0)</text:p>
      <text:p text:style-name="Standard"><text:s text:c="4"/>print "right"</text:p>
      <text:p text:style-name="Standard"/>
      <text:p text:style-name="Standard">stop()</text:p>
      <text:p text:style-name="Standard">count=0</text:p>
      <text:p text:style-name="Standard">while True:</text:p>
      <text:p text:style-name="Standard"><text:s/>i=0</text:p>
      <text:p text:style-name="Standard"><text:s/>avgDistance=0</text:p>
      <text:p text:style-name="Standard"><text:s/>for i in range(5):</text:p>
      <text:p text:style-name="Standard"><text:s text:c="2"/>GPIO.output(TRIG, False) <text:s text:c="14"/></text:p>
      <text:p text:style-name="Standard"><text:s text:c="2"/>time.sleep(0.1) <text:s text:c="34"/>#Delay</text:p>
      <text:p text:style-name="Standard"/>
      <text:p text:style-name="Standard"><text:s text:c="2"/>GPIO.output(TRIG, True) <text:s text:c="17"/>#Set TRIG as HIGH</text:p>
      <text:p text:style-name="Standard"><text:s text:c="2"/>time.sleep(0.00001) <text:s text:c="26"/>#Delay of 0.00001 seconds</text:p>
      <text:p text:style-name="Standard"><text:s text:c="2"/>GPIO.output(TRIG, False) <text:s text:c="16"/>#Set TRIG as LOW</text:p>
      <text:p text:style-name="Standard"/>
      <text:p text:style-name="Standard"><text:s text:c="2"/>while GPIO.input(ECHO)==0: <text:s text:c="13"/>#Check whether the ECHO is LOW</text:p>
      <text:p text:style-name="Standard"><text:s text:c="7"/>GPIO.output(led, False) <text:s text:c="12"/></text:p>
      <text:p text:style-name="Standard"><text:s text:c="2"/>pulse_start = time.time()</text:p>
      <text:p text:style-name="Standard"/>
      <text:p text:style-name="Standard"><text:s text:c="2"/>while GPIO.input(ECHO)==1: <text:s text:c="13"/>#Check whether the ECHO is HIGH</text:p>
      <text:p text:style-name="Standard"><text:s text:c="7"/>GPIO.output(led, False) </text:p>
      <text:p text:style-name="Standard"><text:s text:c="2"/>pulse_end = time.time()</text:p>
      <text:p text:style-name="Standard"><text:s text:c="2"/>pulse_duration = pulse_end - pulse_start #time to get back the pulse to sensor</text:p>
      <text:p text:style-name="Standard"/>
      <text:p text:style-name="Standard"><text:s text:c="2"/>distance = pulse_duration * 17150 <text:s text:c="7"/>#Multiply pulse duration by 17150 (34300/2) to get distance</text:p>
      <text:p text:style-name="Standard"><text:s text:c="2"/>distance = round(distance,2) <text:s text:c="16"/>#Round to two decimal points</text:p>
      <text:p text:style-name="Standard"><text:s text:c="2"/>avgDistance=avgDistance+distance</text:p>
      <text:p text:style-name="Standard"/>
      <text:p text:style-name="Standard"><text:s/>avgDistance=avgDistance/5</text:p>
      <text:p text:style-name="Standard"><text:s/>print avgDistance</text:p>
      <text:p text:style-name="Standard"><text:s/>flag=0</text:p>
      <text:p text:style-name="Standard"><text:s/>if avgDistance &lt; 15: <text:s text:c="5"/>#Check whether the distance is within 15 cm range</text:p>
      <text:p text:style-name="Standard"><text:s text:c="4"/>count=count+1</text:p>
      <text:p text:style-name="Standard"><text:s text:c="4"/>stop()</text:p>
      <text:p text:style-name="Standard"><text:s text:c="4"/>time.sleep(1)</text:p>
      <text:p text:style-name="Standard"><text:s text:c="4"/>back()</text:p>
      <text:p text:style-name="Standard"><text:soft-page-break/><text:s text:c="4"/>time.sleep(1.5)</text:p>
      <text:p text:style-name="Standard"><text:s text:c="4"/>if (count%3 ==1) &amp; (flag==0):</text:p>
      <text:p text:style-name="Standard"><text:s text:c="5"/>right()</text:p>
      <text:p text:style-name="Standard"><text:s text:c="5"/>flag=1</text:p>
      <text:p text:style-name="Standard"><text:s text:c="4"/>else:</text:p>
      <text:p text:style-name="Standard"><text:s text:c="5"/>left()</text:p>
      <text:p text:style-name="Standard"><text:s text:c="5"/>flag=0</text:p>
      <text:p text:style-name="Standard"><text:s text:c="4"/>time.sleep(1.5)</text:p>
      <text:p text:style-name="Standard"><text:s text:c="4"/>stop()</text:p>
      <text:p text:style-name="Standard"><text:s text:c="4"/>time.sleep(1)</text:p>
      <text:p text:style-name="Standard"><text:s/>else:</text:p>
      <text:p text:style-name="Standard"><text:s text:c="4"/>forward()</text:p>
      <text:p text:style-name="Standard"><text:s text:c="4"/>flag=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23:34:07.357613084</meta:creation-date>
    <dc:date>2022-08-17T23:35:46.638973419</dc:date>
    <meta:editing-duration>PT1M39S</meta:editing-duration>
    <meta:editing-cycles>1</meta:editing-cycles>
    <meta:document-statistic meta:table-count="0" meta:image-count="0" meta:object-count="0" meta:page-count="3" meta:paragraph-count="97" meta:word-count="268" meta:character-count="2617" meta:non-whitespace-character-count="1928"/>
    <meta:generator>LibreOffice/6.4.7.2$Linux_X86_64 LibreOffice_project/40$Build-2</meta:generator>
  </office:meta>
</office:document-meta>
</file>